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dc976" officeooo:paragraph-rsid="000dc976"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6pt" fo:font-weight="normal" officeooo:rsid="000dc976" officeooo:paragraph-rsid="000dc976" style:font-size-asian="14pt" style:font-weight-asian="normal" style:font-size-complex="1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NET LAB</text:p>
      <text:p text:style-name="P1">ASSIGNMENT 2</text:p>
      <text:p text:style-name="P1">22I-1725</text:p>
      <text:p text:style-name="P1">CY-C</text:p>
      <text:p text:style-name="P1"/>
      <text:p text:style-name="P1"/>
      <text:p text:style-name="P1">TCP USING FORK</text:p>
      <text:p text:style-name="P2"/>
      <text:p text:style-name="P2">in the submitted zip file, there are two files</text:p>
      <text:p text:style-name="P2">1. i221725_server.c</text:p>
      <text:p text:style-name="P2">2. i221725_client.c</text:p>
      <text:p text:style-name="P2"/>
      <text:p text:style-name="P2">the server has access to the files to be accessed and the client is the one that makes the requests to access said files. The student is not allowed to write in files and they can only search for their roll number in the files.</text:p>
      <text:p text:style-name="P2"/>
      <text:p text:style-name="P2">The teachers have the ability to add/write in the files.</text:p>
      <text:p text:style-name="P2"/>
      <text:p text:style-name="P2">This is done by implementing file handling in the server side and sending relevant information from the client side.</text:p>
      <text:p text:style-name="P2"/>
      <text:p text:style-name="P2">The server then locates the required information and sends it over to the client that requested for said information.</text:p>
      <text:p text:style-name="P2"/>
      <text:p text:style-name="P2">The use of fork in server side allows multiple clients to access the server at once.</text:p>
      <text:p text:style-name="P2"/>
      <text:p text:style-name="P2">The client (if student) sends their roll number to the server that the server searches for in the student.txt, if not found, the student goes back empty handed and if found, the information next to the roll number is provided to the student.</text:p>
      <text:p text:style-name="P2">Same goes for the teacher but instead of the rollnumber, their name is used and they have the ability to add themselves in the file aswell.</text:p>
      <text:p text:style-name="P2"><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09:19:35.716033372</meta:creation-date>
    <meta:print-date>2024-05-19T09:28:18.521032648</meta:print-date>
    <meta:printed-by>PDF files</meta:printed-by>
    <dc:date>2024-05-19T09:29:04.445338780</dc:date>
    <meta:editing-duration>PT45S</meta:editing-duration>
    <meta:editing-cycles>1</meta:editing-cycles>
    <meta:document-statistic meta:table-count="0" meta:image-count="0" meta:object-count="0" meta:page-count="1" meta:paragraph-count="16" meta:word-count="200" meta:character-count="1111" meta:non-whitespace-character-count="925"/>
    <meta:generator>LibreOffice/7.6.4.1$Linux_X86_64 LibreOffice_project/60$Build-1</meta:generator>
  </office:meta>
</office:document-meta>
</file>